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6F000002004F1374B7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Footer">
      <style:text-properties style:font-name="DejaVu Sans Condensed" officeooo:rsid="001ea453" officeooo:paragraph-rsid="001ea453"/>
    </style:style>
    <style:style style:name="P2" style:family="paragraph" style:parent-style-name="Text_20_body">
      <style:paragraph-properties fo:text-align="center" style:justify-single-word="false"/>
      <style:text-properties officeooo:rsid="001ea453" officeooo:paragraph-rsid="001ea453"/>
    </style:style>
    <style:style style:name="P3" style:family="paragraph" style:parent-style-name="Title">
      <style:text-properties fo:font-size="28pt" officeooo:rsid="001ea453" officeooo:paragraph-rsid="001ea453" style:font-size-asian="28pt" style:font-size-complex="28pt"/>
    </style:style>
    <style:style style:name="P4" style:family="paragraph">
      <loext:graphic-properties draw:fill="none" draw:fill-color="#ffffff"/>
      <style:text-properties style:font-name="DejaVu Serif" fo:font-size="12pt"/>
    </style:style>
    <style:style style:name="P5" style:family="paragraph">
      <loext:graphic-properties draw:fill-color="#000000"/>
    </style:style>
    <style:style style:name="P6" style:family="paragraph">
      <loext:graphic-properties draw:fill="none" draw:fill-color="#ffffff"/>
      <style:text-properties style:font-name="DejaVu Serif"/>
    </style:style>
    <style:style style:name="T1" style:family="text">
      <style:text-properties officeooo:rsid="0025dde2"/>
    </style:style>
    <style:style style:name="T2" style:family="text">
      <style:text-properties style:font-name="DejaVu Serif" fo:font-size="12pt"/>
    </style:style>
    <style:style style:name="T3" style:family="text">
      <style:text-properties style:font-name="DejaVu Serif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fill-color="#ffffff" fo:min-height="0.2138in" loext:decorative="false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fill-color="#000000" draw:textarea-horizontal-align="justify" draw:textarea-vertical-align="middle" draw:auto-grow-height="false" fo:min-height="0.3402in" fo:min-width="0.0618in" loext:decorative="false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none" draw:fill="none" draw:fill-color="#ffffff" fo:min-height="0.2437in" loext:decorative="false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" draw:name="Text Frame 7" draw:style-name="gr1" draw:text-style-name="P4" svg:width="0.4268in" svg:height="0.2142in" svg:x="3.3484in" svg:y="2.4547in">
        <draw:text-box>
          <text:p><text:span text:style-name="T2">34%</text:span></text:p>
        </draw:text-box>
      </draw:frame>
      <draw:custom-shape text:anchor-type="page" text:anchor-page-number="1" draw:z-index="7" draw:name="Shape 1" draw:style-name="gr2" draw:text-style-name="P5" svg:width="0.1232in" svg:height="0.3894in" svg:x="5.4925in" svg:y="3.4791in">
        <text:p/>
        <draw:enhanced-geometry svg:viewBox="0 0 21600 21600" draw:text-areas="?f0 0 ?f2 ?f5" draw:type="down-arrow" draw:modifiers="16200 5400" draw:enhanced-path="M ?f0 0 L ?f0 ?f1 0 ?f1 10800 21600 21600 ?f1 ?f2 ?f1 ?f2 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custom-shape text:anchor-type="page" text:anchor-page-number="1" draw:z-index="6" draw:name="Shape 2" draw:style-name="gr2" draw:text-style-name="P5" svg:width="0.1232in" svg:height="0.3894in" svg:x="2.1252in" svg:y="3.4728in">
        <text:p/>
        <draw:enhanced-geometry svg:viewBox="0 0 21600 21600" draw:text-areas="?f0 0 ?f2 ?f5" draw:type="down-arrow" draw:modifiers="16200 5400" draw:enhanced-path="M ?f0 0 L ?f0 ?f1 0 ?f1 10800 21600 21600 ?f1 ?f2 ?f1 ?f2 0 Z N">
          <draw:equation draw:name="f0" draw:formula="$1 "/>
          <draw:equation draw:name="f1" draw:formula="$0 "/>
          <draw:equation draw:name="f2" draw:formula="21600-$1 "/>
          <draw:equation draw:name="f3" draw:formula="21600-?f1 "/>
          <draw:equation draw:name="f4" draw:formula="?f3 *?f0 /10800"/>
          <draw:equation draw:name="f5" draw:formula="?f1 +?f4 "/>
          <draw:equation draw:name="f6" draw:formula="?f1 *?f0 /10800"/>
          <draw:equation draw:name="f7" draw:formula="?f1 -?f6 "/>
          <draw:handle draw:handle-position="$1 $0" draw:handle-range-x-minimum="0" draw:handle-range-x-maximum="10800" draw:handle-range-y-minimum="0" draw:handle-range-y-maximum="21600"/>
        </draw:enhanced-geometry>
      </draw:custom-shape>
      <draw:frame text:anchor-type="page" text:anchor-page-number="1" draw:z-index="5" draw:name="Text Frame 6" draw:style-name="gr3" draw:text-style-name="P6" svg:width="0.5461in" svg:height="0.2441in" svg:x="1.8516in" svg:y="3.2047in">
        <draw:text-box>
          <text:p><text:span text:style-name="T3">2.35%</text:span></text:p>
        </draw:text-box>
      </draw:frame>
      <draw:frame text:anchor-type="page" text:anchor-page-number="1" draw:z-index="4" draw:name="Text Frame 5" draw:style-name="gr3" draw:text-style-name="P6" svg:width="0.5461in" svg:height="0.2441in" svg:x="5.4008in" svg:y="3.2402in">
        <draw:text-box>
          <text:p><text:span text:style-name="T3">2.35%</text:span></text:p>
        </draw:text-box>
      </draw:frame>
      <draw:frame text:anchor-type="page" text:anchor-page-number="1" draw:z-index="3" draw:name="Text Frame 4" draw:style-name="gr3" draw:text-style-name="P6" svg:width="0.5461in" svg:height="0.2441in" svg:x="2.5902in" svg:y="3.4528in">
        <draw:text-box>
          <text:p><text:span text:style-name="T3">13.5%</text:span></text:p>
        </draw:text-box>
      </draw:frame>
      <draw:frame text:anchor-type="page" text:anchor-page-number="1" draw:z-index="2" draw:name="Text Frame 3" draw:style-name="gr3" draw:text-style-name="P6" svg:width="0.5461in" svg:height="0.2441in" svg:x="4.6555in" svg:y="3.4772in">
        <draw:text-box>
          <text:p><text:span text:style-name="T3">13.5%</text:span></text:p>
        </draw:text-box>
      </draw:frame>
      <draw:frame text:anchor-type="page" text:anchor-page-number="1" draw:z-index="1" draw:name="Text Frame 1" draw:style-name="gr1" draw:text-style-name="P4" svg:width="0.4268in" svg:height="0.2142in" svg:x="4.0311in" svg:y="2.4654in">
        <draw:text-box>
          <text:p><text:span text:style-name="T2">34%</text:span></text:p>
        </draw:text-box>
      </draw:frame>
      <text:p text:style-name="P3">T<text:span text:style-name="T1">he Empirical Rule</text:span></text:p>
      <text:p text:style-name="P2"><draw:frame draw:style-name="fr1" draw:name="Image1" text:anchor-type="as-char" svg:y="-3.2307in" svg:width="5.8181in" svg:height="3.3882in" draw:z-index="0"><draw:image xlink:href="Pictures/100000010000036F000002004F1374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fo:hyphenation-ladder-count="no-limit" style:page-number="auto"/>
      <style:text-properties style:font-name="DejaVu Serif1" fo:font-family="'DejaVu Serif'" style:font-style-name="Book" style:font-family-generic="roman" style:font-pitch="variable" fo:font-size="2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0in" fo:margin-bottom="0.0799in" style:contextual-spacing="false" fo:text-align="center" style:justify-single-word="false"/>
      <style:text-properties style:font-name="DejaVu Sans Condensed1" fo:font-family="'DejaVu Sans Condensed'" style:font-style-name="Book" style:font-family-generic="swiss" style:font-pitch="variable" fo:font-size="24pt" fo:font-weight="normal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style:font-name="DejaVu Sans Condensed1" fo:font-family="'DejaVu Sans Condensed'" style:font-style-name="Book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DejaVu Sans Condensed" officeooo:rsid="001ea453" officeooo:paragraph-rsid="001ea453"/>
    </style:style>
    <style:page-layout style:name="Mpm1">
      <style:page-layout-properties fo:page-width="8in" fo:page-height="5in" style:num-format="1" style:print-orientation="landscape" fo:margin-top="0.5in" fo:margin-bottom="0.2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598in" fo:background-color="transparent" style:dynamic-spacing="false" draw:fill="none" draw:fill-color="#729fcf"/>
      </style:footer-style>
    </style:page-layout>
    <style:page-layout style:name="Mpm2">
      <style:page-layout-properties fo:page-width="5in" fo:page-height="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Access for free at https://openstax.org/books/introductory-statistics-2e/pages/1-introduction 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1:26:59.512867445</meta:creation-date>
    <meta:editing-duration>PT10M53S</meta:editing-duration>
    <meta:editing-cycles>4</meta:editing-cycles>
    <meta:generator>LibreOffice/24.2.1.2$FreeBSD_X86_64 LibreOffice_project/420$Build-2</meta:generator>
    <dc:title>Info Card</dc:title>
    <dc:date>2024-04-22T21:37:53.298900984</dc:date>
    <meta:print-date>2024-04-22T21:38:04.721276224</meta:print-date>
    <meta:printed-by>PDF files</meta:printed-by>
    <meta:document-statistic meta:table-count="0" meta:image-count="1" meta:object-count="0" meta:page-count="1" meta:paragraph-count="3" meta:word-count="9" meta:character-count="117" meta:non-whitespace-character-count="110"/>
    <meta:template xlink:type="simple" xlink:actuate="onRequest" xlink:title="Info Card" xlink:href="../../../../Templates/Info%20Card.ott" meta:date="2024-04-22T21:26:59.226802527"/>
  </office:meta>
</office:document-meta>
</file>